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d097" style:font-weight-asian="bold" style:font-weight-complex="bold"/>
    </style:style>
    <style:style style:name="P2" style:family="paragraph" style:parent-style-name="Standard">
      <style:text-properties fo:font-weight="normal" officeooo:rsid="000dd097" officeooo:paragraph-rsid="000dd097" style:font-weight-asian="normal" style:font-weight-complex="normal"/>
    </style:style>
    <style:style style:name="P3" style:family="paragraph" style:parent-style-name="Standard" style:list-style-name="L2">
      <style:text-properties fo:font-style="italic" officeooo:paragraph-rsid="000dd097" style:font-style-asian="italic" style:font-style-complex="italic"/>
    </style:style>
    <style:style style:name="P4" style:family="paragraph" style:parent-style-name="Standard" style:list-style-name="L2">
      <style:text-properties fo:font-style="italic" fo:font-weight="normal" officeooo:rsid="000dd097" officeooo:paragraph-rsid="000dd097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dd097" officeooo:paragraph-rsid="000dd097" style:font-style-asian="italic" style:font-weight-asian="normal" style:font-style-complex="italic" style:font-weight-complex="normal"/>
    </style:style>
    <style:style style:name="P6" style:family="paragraph" style:parent-style-name="Standard" style:list-style-name="L5">
      <style:text-properties fo:font-style="italic" style:text-underline-style="none" fo:font-weight="normal" officeooo:rsid="000dd097" officeooo:paragraph-rsid="000dd097" style:font-style-asian="italic" style:font-weight-asian="normal" style:font-style-complex="italic" style:font-weight-complex="normal"/>
    </style:style>
    <style:style style:name="P7" style:family="paragraph" style:parent-style-name="Standard" style:list-style-name="L5">
      <style:text-properties fo:font-style="italic" style:text-underline-style="none" fo:font-weight="normal" officeooo:rsid="000f4eeb" officeooo:paragraph-rsid="000f4eeb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dd097" officeooo:paragraph-rsid="000dd097" style:font-style-asian="normal" style:font-weight-asian="normal" style:font-style-complex="normal" style:font-weight-complex="normal"/>
    </style:style>
    <style:style style:name="T1" style:family="text">
      <style:text-properties fo:font-weight="normal" officeooo:rsid="000dd097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da equipe realizada dia 15 de agosto de 2017</text:p>
      <text:p text:style-name="P1"/>
      <text:p text:style-name="P2">Definição das interfaces gráficas</text:p>
      <text:list xml:id="list8622917492547002205" text:style-name="L2">
        <text:list-item>
          <text:p text:style-name="P3"><text:span text:style-name="T1">Cadastro de clientes;</text:span></text:p>
        </text:list-item>
        <text:list-item>
          <text:p text:style-name="P4">Cadastro de produtos;</text:p>
        </text:list-item>
        <text:list-item>
          <text:p text:style-name="P4">Cadastro de fornecedores;</text:p>
        </text:list-item>
        <text:list-item>
          <text:p text:style-name="P4">Cadastro de funcionários;</text:p>
        </text:list-item>
      </text:list>
      <text:p text:style-name="P5"/>
      <text:p text:style-name="P8"><text:span text:style-name="T4">Observações:</text:span> <text:span text:style-name="T2">Na tela de estoque acrescentar as funções de adicionar produto no estoque, remover produtos do estoque e exibir todos os produtos cadastrados no estoque.</text:span></text:p>
      <text:p text:style-name="P8"><text:span text:style-name="T2"/></text:p>
      <text:p text:style-name="P8">Realizar as seguintes atividades no decorrer do desenvolvimento do projeto:</text:p>
      <text:list xml:id="list140134199107202600" text:style-name="L5">
        <text:list-item>
          <text:p text:style-name="P6">Rever processos da empresa;</text:p>
        </text:list-item>
        <text:list-item>
          <text:p text:style-name="P6">Definir onde os dados serão armazenados;</text:p>
        </text:list-item>
        <text:list-item>
          <text:p text:style-name="P6">Vincular o local de armazenamento do produto junto com o cadastro do produto;</text:p>
        </text:list-item>
        <text:list-item>
          <text:p text:style-name="P7">Acompanhamento do pedido para o cliente.</text:p>
        </text:list-item>
      </text:list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9:38:27.225000000</meta:creation-date>
    <dc:date>2017-08-25T19:56:59.950000000</dc:date>
    <meta:editing-duration>PT2M52S</meta:editing-duration>
    <meta:editing-cycles>1</meta:editing-cycles>
    <meta:document-statistic meta:table-count="0" meta:image-count="0" meta:object-count="0" meta:page-count="1" meta:paragraph-count="12" meta:word-count="98" meta:character-count="610" meta:non-whitespace-character-count="532"/>
    <meta:generator>LibreOffice/4.4.3.2$Windows_x86 LibreOffice_project/88805f81e9fe61362df02b9941de8e38a9b5fd16</meta:generator>
  </office:meta>
</office:document-meta>
</file>